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fo:language="en" fo:country="GB"/>
    </style:style>
    <style:style style:name="P2" style:parent-style-name="Standard" style:family="paragraph">
      <style:paragraph-properties fo:text-align="justify"/>
      <style:text-properties fo:font-weight="bold" style:font-weight-asian="bold" style:font-weight-complex="bold" fo:font-size="14pt" style:font-size-asian="14pt" style:font-size-complex="14pt" fo:language="en" fo:country="GB"/>
    </style:style>
    <style:style style:name="P3" style:parent-style-name="Standard" style:family="paragraph">
      <style:paragraph-properties fo:text-align="justify"/>
      <style:text-properties fo:language="en" fo:country="GB"/>
    </style:style>
    <style:style style:name="P4" style:parent-style-name="Standard" style:family="paragraph">
      <style:paragraph-properties fo:text-align="justify"/>
      <style:text-properties fo:language="en" fo:country="GB"/>
    </style:style>
    <style:style style:name="P5" style:parent-style-name="Standard" style:family="paragraph">
      <style:paragraph-properties fo:text-align="justify"/>
      <style:text-properties fo:language="en" fo:country="GB"/>
    </style:style>
    <style:style style:name="P6" style:parent-style-name="Standard" style:family="paragraph">
      <style:paragraph-properties fo:text-align="justify"/>
      <style:text-properties fo:language="en" fo:country="GB"/>
    </style:style>
    <style:style style:name="P7" style:parent-style-name="Standard" style:family="paragraph">
      <style:paragraph-properties fo:text-align="justify"/>
    </style:style>
    <style:style style:name="T8" style:parent-style-name="Absatz-Standardschriftart" style:family="text">
      <style:text-properties fo:language="en" fo:country="GB"/>
    </style:style>
    <style:style style:name="T9" style:parent-style-name="Absatz-Standardschriftart" style:family="text">
      <style:text-properties fo:language="en" fo:country="GB"/>
    </style:style>
    <style:style style:name="T10" style:parent-style-name="Absatz-Standardschriftart" style:family="text">
      <style:text-properties fo:language="en" fo:country="GB"/>
    </style:style>
  </office:automatic-styles>
  <office:body>
    <office:text text:use-soft-page-breaks="true">
      <text:p text:style-name="P1">Challenge<text:s/>3<text:s/>–<text:s/>Medium Access Control</text:p>
      <text:p text:style-name="P2"/>
      <text:p text:style-name="P3">There are two extremes when realising a medium access control, both of which optimize for either efficiency or fairness. To optimize efficiency, once a node managed to successfully send one packet, it keeps sending until its local packet queue is empty. Other nodes must wait until the medium is idle again, resulting in high latencies for them.</text:p>
      <text:p text:style-name="P4">The other extreme would be that a node never sends more than one packet at once, giving every node a chance to be the next to send.<text:s/>Depending on the specific collision management used, this approach approximately distributes the available time among the nodes<text:s/>evenly.<text:s/>However, collisions may occur after every packet, significantly reducing overall efficiency.</text:p>
      <text:p text:style-name="P5">In our<text:s/>solution, we<text:s/>first implemented a generalization of both approaches. Once a node successfully transmits a data packet, it receives an token. While the node keeps the token, all other nodes remain silent. This is the case until the node transmitted a certain percentage of all the packets currently in its local queue. For percentages of 100% or 0%, this would result in the extremes described above. Every other percentage realizes a compromise, which is what we went for.</text:p>
      <text:p text:style-name="P6">The calculation for<text:s/>whether<text:s/>to keep the token can only be performed by the node itself, because only it knows the length of its local queue. Therefore, the node informs the other nodes in the system of whether it intends to keep the token after successfully sending a packet by transmitting control data of 1 (keeping the token) or 0 (giving up the token). This also eliminates the need for one time slot of silence between two nodes transmitting. After a node indicated to give up the token, that node may not<text:s/>immediately<text:s/>try to send data again. It must wait until<text:s/>another node gave up the token or<text:s/>at least one time slot of silence occurred.</text:p>
      <text:p text:style-name="P7"><text:span text:style-name="T8">In the case of a collision (which can only occur between nodes, because other nodes don’t interrupt the node with the token), all nodes which wish to send data have a certain probability to try sending again in the next time slot. If another collision happens or all nodes remain silent, this is repeated until one node successfully transmits and receives the to</text:span><text:span text:style-name="T9">ken</text:span><text:span text:style-name="T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office:automatic-styles>
  <office:master-styles>
    <style:master-page style:name="MP0" style:page-layout-name="PL0">
      <style:footer>
        <text:p text:style-name="Fußzeile">Jonas Becker (428292) &amp; Daniel Beckmann (416096)</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Becker</dc:creator>
    <meta:creation-date>2018-11-08T19:47:00Z</meta:creation-date>
    <dc:date>2018-11-22T16:44:00Z</dc:date>
    <meta:template xlink:href="Normal.dotm" xlink:type="simple"/>
    <meta:editing-cycles>28</meta:editing-cycles>
    <meta:editing-duration>PT0S</meta:editing-duration>
    <meta:document-statistic meta:page-count="1" meta:paragraph-count="4" meta:word-count="306" meta:character-count="2230" meta:row-count="16" meta:non-whitespace-character-count="1928"/>
  </office:meta>
</office:document-meta>
</file>